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5.1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Odabir mjes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Impresum i kontak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Zanimljive točke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tranica nije pronađe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je vaš digitalni vodič za Njemačku. Pronađite lokalne informacije, događanja i savjetovanje. Uvijek s najaktualnijim podatcima i na vašem jezi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Kreira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Odaberi jezi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Zadnja promje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kalne informacij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Ovaj grad nažalost nije pronađe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Ovo događanje nažalost nije pronađen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Ova ponuda nažalost nije pronađen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Ova zanimljiva točka nažalost nije pronađena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Veza sa serverom se prekinula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Upit se nije mogao obradit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Odgovor servera se nije mogao obradit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Došlo je do nepoznate pogrešk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Pokušaj pono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tranica se nažalost nije mogla učitat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Odaberi jezi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Na početnu stranicu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Na kategorije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Na događanj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Na ponud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Pogreške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Došlo je do pogrešk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Promjena jezika nažalost nije uspjel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Odabrani jezik nije dostupan offline. Potrebna je aktivna internetska vez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kacij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table:number-columns-repeated="2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Trenutačno nema događanja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hničke funkcij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Sadržaj z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Ponud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impresum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držaj stranic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Sadržaj događanj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Pošalj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Pri slanju feedbacka došlo je do pogreške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Što je bilo korisno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Što možemo poboljšat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Na što se odnosi feedback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Je li ova stranica koris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Korisna j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je korisn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žalost, nisu pronađeni prikladni rezultati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aš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ste pronašli pravu stva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Koje informacije nedostaju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posla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Zahvaljujemo na slanju feedbacka. Time nam pomažete da poboljšamo naše sadržaje i aplikaciju {{appName}}. Razveselili bi ste nas i dodatnim feedbackom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tvor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Ova stranica nije koris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Ova stranica je koris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je vaš digitalni vodič za Njemačku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Na temelju ključnih riječi brzo ćete pronaći odgovarajuću informaciju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Jednostavna promjena jezika pojedinih stranic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a događanja i termini u okolic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Traženje posla, traženje pripravništva i još puno toga u okolic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Klikom na "{{accept}}" dozvoljavam aplikaciji {{appName}} da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automatskim slanjem izvještaja o padu sustava poboljšava {{appName}}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mi šalje push obavijesti o najnovijim lokalni vijestim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mi pomoću moje GPS lokacije predlaže mjesta u blizini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reskoči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j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prem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Prilagod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bac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rihvat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Traži mjest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su pronađena mjesta u blizini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apomen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Za prikaz mjesta u blizini mora biti aktivirana usluga geolokacij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Zaštita podatak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kalne informacij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ema događanja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je dostupno na drugim jezicima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Prijevod nije dostupan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Promjena lokacije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odijel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Upravo pronađe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jeljenje sadržaja nažalost nije uspjel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esum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Automatskim slanjem izvještaja o padu sustava aplikacija {{appName}} se poboljšav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aj push obavijesti s najnovijim lokalnim vijestima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aj prijedloge za mjesta u blizini putem GPS lokacij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O aplikaciji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zi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je otvorenog kod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Dozvol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iviraj opciju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ema dostupnih ponuda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ema dostupnih ponuda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rijanj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Voda/kanalizacij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Odvoz smeć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imnjač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ža / parkirno mjes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hinj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Kupaonic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Dječja sob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Dječja sob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Dječja sob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pavaća sob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Dnevna sob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dni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Ostav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drum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era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